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933in" svg:height="4.5382in" svg:x="0in" svg:y="0.4291in">
            <draw:object draw:notify-on-update-of-ranges="Sheet1.A1:Sheet1.A1 Sheet1.B3:Sheet1.B142 Sheet1.A3:Sheet1.A142 Sheet1.K1:Sheet1.K1 Sheet1.L3:Sheet1.L142 Sheet1.K3:Sheet1.K142 Sheet1.F2:Sheet1.F2 Sheet1.F3:Sheet1.F142 Sheet1.F1:Sheet1.F1 Sheet1.G3:Sheet1.G142 Sheet1.P1:Sheet1.P1 Sheet1.Q3:Sheet1.Q142 Sheet1.P3:Sheet1.P1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 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 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 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Q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 table:formula="of:=[.D8]-[.I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 table:formula="of:=[.I8]-[.N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formula="of:=[.D9]-[.I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formula="of:=[.I9]-[.N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</table:table-row>
        <table:table-row table:style-name="ro1">
          <table:table-cell office:value-type="float" office:value="0.05263158" calcext:value-type="float">
            <text:p>0.05263158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32464004" calcext:value-type="float">
            <text:p>0.32464004</text:p>
          </table:table-cell>
          <table:table-cell/>
          <table:table-cell office:value-type="float" office:value="0.05263158" calcext:value-type="float">
            <text:p>0.05263158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32178605" calcext:value-type="float">
            <text:p>0.32178605</text:p>
          </table:table-cell>
          <table:table-cell table:formula="of:=[.D15]-[.I10]" office:value-type="float" office:value="0" calcext:value-type="float">
            <text:p>0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32178605" calcext:value-type="float">
            <text:p>0.32178605</text:p>
          </table:table-cell>
          <table:table-cell table:formula="of:=[.I15]-[.N10]" office:value-type="float" office:value="0" calcext:value-type="float">
            <text:p>0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32178605" calcext:value-type="float">
            <text:p>0.32178605</text:p>
          </table:table-cell>
        </table:table-row>
        <table:table-row table:style-name="ro1">
          <table:table-cell office:value-type="float" office:value="0.05263158" calcext:value-type="float">
            <text:p>0.05263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7265" calcext:value-type="float">
            <text:p>0.3217265</text:p>
          </table:table-cell>
          <table:table-cell/>
          <table:table-cell office:value-type="float" office:value="0.05263158" calcext:value-type="float">
            <text:p>0.05263158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table:formula="of:=[.D16]-[.I11]" office:value-type="float" office:value="0" calcext:value-type="float">
            <text:p>0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table:formula="of:=[.I16]-[.N11]" office:value-type="float" office:value="0" calcext:value-type="float">
            <text:p>0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</table:table-row>
        <table:table-row table:style-name="ro1">
          <table:table-cell table:number-columns-repeated="2"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/>
          <table:table-cell office:value-type="float" office:value="0.05263158" calcext:value-type="float">
            <text:p>0.05263158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</table:table-row>
        <table:table-row table:style-name="ro1">
          <table:table-cell office:value-type="float" office:value="0.05263158" calcext:value-type="float">
            <text:p>0.05263158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/>
          <table:table-cell office:value-type="float" office:value="0.05263158" calcext:value-type="float">
            <text:p>0.05263158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</table:table-row>
        <table:table-row table:style-name="ro1">
          <table:table-cell office:value-type="float" office:value="0.05263158" calcext:value-type="float">
            <text:p>0.05263158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/>
          <table:table-cell office:value-type="float" office:value="0.05263158" calcext:value-type="float">
            <text:p>0.0526315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</table:table-row>
        <table:table-row table:style-name="ro1">
          <table:table-cell office:value-type="float" office:value="0.05263158" calcext:value-type="float">
            <text:p>0.05263158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32178605" calcext:value-type="float">
            <text:p>0.32178605</text:p>
          </table:table-cell>
          <table:table-cell/>
          <table:table-cell office:value-type="float" office:value="0.05263158" calcext:value-type="float">
            <text:p>0.05263158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32178605" calcext:value-type="float">
            <text:p>0.32178605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32178605" calcext:value-type="float">
            <text:p>0.32178605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17265" calcext:value-type="float">
            <text:p>0.3217265</text:p>
          </table:table-cell>
        </table:table-row>
        <table:table-row table:style-name="ro1">
          <table:table-cell office:value-type="float" office:value="0.05263158" calcext:value-type="float">
            <text:p>0.05263158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/>
          <table:table-cell office:value-type="float" office:value="0.05263158" calcext:value-type="float">
            <text:p>0.05263158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321786" calcext:value-type="float">
            <text:p>0.321786</text:p>
          </table:table-cell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0.32464004" calcext:value-type="float">
            <text:p>0.32464004</text:p>
          </table:table-cell>
        </table:table-row>
        <table:table-row table:style-name="ro1">
          <table:table-cell office:value-type="float" office:value="0.10526316" calcext:value-type="float">
            <text:p>0.10526316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61416313" calcext:value-type="float">
            <text:p>0.61416313</text:p>
          </table:table-cell>
          <table:table-cell/>
          <table:table-cell office:value-type="float" office:value="0.10526316" calcext:value-type="float">
            <text:p>0.10526316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table:formula="of:=[.D22]-[.I17]" office:value-type="float" office:value="0" calcext:value-type="float">
            <text:p>0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table:formula="of:=[.I22]-[.N17]" office:value-type="float" office:value="0" calcext:value-type="float">
            <text:p>0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</table:table-row>
        <table:table-row table:style-name="ro1">
          <table:table-cell office:value-type="float" office:value="0.10526316" calcext:value-type="float">
            <text:p>0.10526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173053" calcext:value-type="float">
            <text:p>0.61173053</text:p>
          </table:table-cell>
          <table:table-cell/>
          <table:table-cell office:value-type="float" office:value="0.10526316" calcext:value-type="float">
            <text:p>0.10526316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table:formula="of:=[.D23]-[.I18]" office:value-type="float" office:value="0" calcext:value-type="float">
            <text:p>0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table:formula="of:=[.I23]-[.N18]" office:value-type="float" office:value="0" calcext:value-type="float">
            <text:p>0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</table:table-row>
        <table:table-row table:style-name="ro1">
          <table:table-cell office:value-type="float" office:value="0.10526316" calcext:value-type="float">
            <text:p>0.10526316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61178025" calcext:value-type="float">
            <text:p>0.61178025</text:p>
          </table:table-cell>
          <table:table-cell/>
          <table:table-cell office:value-type="float" office:value="0.10526316" calcext:value-type="float">
            <text:p>0.1052631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</table:table-row>
        <table:table-row table:style-name="ro1">
          <table:table-cell table:number-columns-repeated="2"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/>
          <table:table-cell office:value-type="float" office:value="0.10526316" calcext:value-type="float">
            <text:p>0.10526316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</table:table-row>
        <table:table-row table:style-name="ro1">
          <table:table-cell office:value-type="float" office:value="0.10526316" calcext:value-type="float">
            <text:p>0.10526316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/>
          <table:table-cell office:value-type="float" office:value="0.10526316" calcext:value-type="float">
            <text:p>0.10526316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0.61178025" calcext:value-type="float">
            <text:p>0.61178025</text:p>
          </table:table-cell>
        </table:table-row>
        <table:table-row table:style-name="ro1">
          <table:table-cell office:value-type="float" office:value="0.10526316" calcext:value-type="float">
            <text:p>0.10526316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/>
          <table:table-cell office:value-type="float" office:value="0.10526316" calcext:value-type="float">
            <text:p>0.10526316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173053" calcext:value-type="float">
            <text:p>0.61173053</text:p>
          </table:table-cell>
        </table:table-row>
        <table:table-row table:style-name="ro1">
          <table:table-cell office:value-type="float" office:value="0.10526316" calcext:value-type="float">
            <text:p>0.10526316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/>
          <table:table-cell office:value-type="float" office:value="0.10526316" calcext:value-type="float">
            <text:p>0.10526316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61178026" calcext:value-type="float">
            <text:p>0.61178026</text:p>
          </table:table-cell>
          <table:table-cell office:value-type="float" office:value="2" calcext:value-type="float">
            <text:p>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0.61416313" calcext:value-type="float">
            <text:p>0.61416313</text:p>
          </table:table-cell>
        </table:table-row>
        <table:table-row table:style-name="ro1">
          <table:table-cell office:value-type="float" office:value="0.15789474" calcext:value-type="float">
            <text:p>0.15789474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83713211" calcext:value-type="float">
            <text:p>0.83713211</text:p>
          </table:table-cell>
          <table:table-cell/>
          <table:table-cell office:value-type="float" office:value="0.15789474" calcext:value-type="float">
            <text:p>0.1578947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table:formula="of:=[.D29]-[.I24]" office:value-type="float" office:value="0" calcext:value-type="float">
            <text:p>0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table:formula="of:=[.I29]-[.N24]" office:value-type="float" office:value="0" calcext:value-type="float">
            <text:p>0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</table:table-row>
        <table:table-row table:style-name="ro1">
          <table:table-cell office:value-type="float" office:value="0.15789474" calcext:value-type="float">
            <text:p>0.15789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544406" calcext:value-type="float">
            <text:p>0.83544406</text:p>
          </table:table-cell>
          <table:table-cell/>
          <table:table-cell office:value-type="float" office:value="0.15789474" calcext:value-type="float">
            <text:p>0.15789474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table:formula="of:=[.D30]-[.I25]" office:value-type="float" office:value="0" calcext:value-type="float">
            <text:p>0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table:formula="of:=[.I30]-[.N25]" office:value-type="float" office:value="0" calcext:value-type="float">
            <text:p>0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</table:table-row>
        <table:table-row table:style-name="ro1">
          <table:table-cell office:value-type="float" office:value="0.15789474" calcext:value-type="float">
            <text:p>0.15789474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83547862" calcext:value-type="float">
            <text:p>0.83547862</text:p>
          </table:table-cell>
          <table:table-cell/>
          <table:table-cell office:value-type="float" office:value="0.15789474" calcext:value-type="float">
            <text:p>0.15789474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</table:table-row>
        <table:table-row table:style-name="ro1">
          <table:table-cell office:value-type="float" office:value="0.15789474" calcext:value-type="float">
            <text:p>0.15789474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/>
          <table:table-cell office:value-type="float" office:value="0.15789474" calcext:value-type="float">
            <text:p>0.15789474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</table:table-row>
        <table:table-row table:style-name="ro1">
          <table:table-cell table:number-columns-repeated="2"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/>
          <table:table-cell office:value-type="float" office:value="0.15789474" calcext:value-type="float">
            <text:p>0.15789474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0.83547862" calcext:value-type="float">
            <text:p>0.83547862</text:p>
          </table:table-cell>
        </table:table-row>
        <table:table-row table:style-name="ro1">
          <table:table-cell office:value-type="float" office:value="0.15789474" calcext:value-type="float">
            <text:p>0.1578947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/>
          <table:table-cell office:value-type="float" office:value="0.15789474" calcext:value-type="float">
            <text:p>0.15789474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3544406" calcext:value-type="float">
            <text:p>0.83544406</text:p>
          </table:table-cell>
        </table:table-row>
        <table:table-row table:style-name="ro1">
          <table:table-cell office:value-type="float" office:value="0.15789474" calcext:value-type="float">
            <text:p>0.15789474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/>
          <table:table-cell office:value-type="float" office:value="0.15789474" calcext:value-type="float">
            <text:p>0.15789474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83547863" calcext:value-type="float">
            <text:p>0.83547863</text:p>
          </table:table-cell>
          <table:table-cell office:value-type="float" office:value="3" calcext:value-type="float">
            <text:p>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0.83713211" calcext:value-type="float">
            <text:p>0.83713211</text:p>
          </table:table-cell>
        </table:table-row>
        <table:table-row table:style-name="ro1">
          <table:table-cell office:value-type="float" office:value="0.21052632" calcext:value-type="float">
            <text:p>0.21052632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96938484" calcext:value-type="float">
            <text:p>0.96938484</text:p>
          </table:table-cell>
          <table:table-cell/>
          <table:table-cell table:number-columns-repeated="2"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table:formula="of:=[.D36]-[.I31]" office:value-type="float" office:value="0" calcext:value-type="float">
            <text:p>0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table:formula="of:=[.I36]-[.N31]" office:value-type="float" office:value="0" calcext:value-type="float">
            <text:p>0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</table:table-row>
        <table:table-row table:style-name="ro1">
          <table:table-cell office:value-type="float" office:value="0.21052632" calcext:value-type="float">
            <text:p>0.2105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6862427" calcext:value-type="float">
            <text:p>0.96862427</text:p>
          </table:table-cell>
          <table:table-cell/>
          <table:table-cell office:value-type="float" office:value="0.21052632" calcext:value-type="float">
            <text:p>0.21052632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table:formula="of:=[.D37]-[.I32]" office:value-type="float" office:value="0" calcext:value-type="float">
            <text:p>0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table:formula="of:=[.I37]-[.N32]" office:value-type="float" office:value="0" calcext:value-type="float">
            <text:p>0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</table:table-row>
        <table:table-row table:style-name="ro1">
          <table:table-cell office:value-type="float" office:value="0.21052632" calcext:value-type="float">
            <text:p>0.21052632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/>
          <table:table-cell office:value-type="float" office:value="0.21052632" calcext:value-type="float">
            <text:p>0.21052632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</table:table-row>
        <table:table-row table:style-name="ro1">
          <table:table-cell office:value-type="float" office:value="0.21052632" calcext:value-type="float">
            <text:p>0.2105263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/>
          <table:table-cell office:value-type="float" office:value="0.21052632" calcext:value-type="float">
            <text:p>0.21052632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</table:table-row>
        <table:table-row table:style-name="ro1">
          <table:table-cell office:value-type="float" office:value="0.21052632" calcext:value-type="float">
            <text:p>0.21052632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/>
          <table:table-cell office:value-type="float" office:value="0.21052632" calcext:value-type="float">
            <text:p>0.21052632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</table:table-row>
        <table:table-row table:style-name="ro1">
          <table:table-cell table:number-columns-repeated="2"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/>
          <table:table-cell office:value-type="float" office:value="0.21052632" calcext:value-type="float">
            <text:p>0.21052632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862427" calcext:value-type="float">
            <text:p>0.96862427</text:p>
          </table:table-cell>
        </table:table-row>
        <table:table-row table:style-name="ro1">
          <table:table-cell office:value-type="float" office:value="0.21052632" calcext:value-type="float">
            <text:p>0.21052632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/>
          <table:table-cell office:value-type="float" office:value="0.21052632" calcext:value-type="float">
            <text:p>0.21052632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96863992" calcext:value-type="float">
            <text:p>0.96863992</text:p>
          </table:table-cell>
          <table:table-cell office:value-type="float" office:value="4" calcext:value-type="float">
            <text:p>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0.96938484" calcext:value-type="float">
            <text:p>0.96938484</text:p>
          </table:table-cell>
        </table:table-row>
        <table:table-row table:style-name="ro1">
          <table:table-cell office:value-type="float" office:value="0.26315789" calcext:value-type="float">
            <text:p>0.26315789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99658968" calcext:value-type="float">
            <text:p>0.99658968</text:p>
          </table:table-cell>
          <table:table-cell/>
          <table:table-cell office:value-type="float" office:value="0.26315789" calcext:value-type="float">
            <text:p>0.26315789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table:formula="of:=[.D43]-[.I38]" office:value-type="float" office:value="0" calcext:value-type="float">
            <text:p>0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table:formula="of:=[.I43]-[.N38]" office:value-type="float" office:value="0" calcext:value-type="float">
            <text:p>0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</table:table-row>
        <table:table-row table:style-name="ro1">
          <table:table-cell office:value-type="float" office:value="0.26315789" calcext:value-type="float">
            <text:p>0.2631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83901" calcext:value-type="float">
            <text:p>0.99683901</text:p>
          </table:table-cell>
          <table:table-cell/>
          <table:table-cell table:number-columns-repeated="2"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table:formula="of:=[.D44]-[.I39]" office:value-type="float" office:value="0" calcext:value-type="float">
            <text:p>0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table:formula="of:=[.I44]-[.N39]" office:value-type="float" office:value="0" calcext:value-type="float">
            <text:p>0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</table:table-row>
        <table:table-row table:style-name="ro1">
          <table:table-cell office:value-type="float" office:value="0.26315789" calcext:value-type="float">
            <text:p>0.26315789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/>
          <table:table-cell office:value-type="float" office:value="0.26315789" calcext:value-type="float">
            <text:p>0.26315789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</table:table-row>
        <table:table-row table:style-name="ro1">
          <table:table-cell office:value-type="float" office:value="0.26315789" calcext:value-type="float">
            <text:p>0.26315789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/>
          <table:table-cell office:value-type="float" office:value="0.26315789" calcext:value-type="float">
            <text:p>0.26315789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</table:table-row>
        <table:table-row table:style-name="ro1">
          <table:table-cell office:value-type="float" office:value="0.26315789" calcext:value-type="float">
            <text:p>0.26315789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/>
          <table:table-cell office:value-type="float" office:value="0.26315789" calcext:value-type="float">
            <text:p>0.26315789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</table:table-row>
        <table:table-row table:style-name="ro1">
          <table:table-cell office:value-type="float" office:value="0.26315789" calcext:value-type="float">
            <text:p>0.26315789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/>
          <table:table-cell office:value-type="float" office:value="0.26315789" calcext:value-type="float">
            <text:p>0.2631578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683901" calcext:value-type="float">
            <text:p>0.99683901</text:p>
          </table:table-cell>
        </table:table-row>
        <table:table-row table:style-name="ro1">
          <table:table-cell table:number-columns-repeated="2"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/>
          <table:table-cell office:value-type="float" office:value="0.26315789" calcext:value-type="float">
            <text:p>0.26315789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99683405" calcext:value-type="float">
            <text:p>0.99683405</text:p>
          </table:table-cell>
          <table:table-cell office:value-type="float" office:value="5" calcext:value-type="float">
            <text:p>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0.99658968" calcext:value-type="float">
            <text:p>0.99658968</text:p>
          </table:table-cell>
        </table:table-row>
        <table:table-row table:style-name="ro1">
          <table:table-cell office:value-type="float" office:value="0.31578947" calcext:value-type="float">
            <text:p>0.31578947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91579856" calcext:value-type="float">
            <text:p>0.91579856</text:p>
          </table:table-cell>
          <table:table-cell/>
          <table:table-cell office:value-type="float" office:value="0.31578947" calcext:value-type="float">
            <text:p>0.31578947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table:formula="of:=[.D50]-[.I45]" office:value-type="float" office:value="0" calcext:value-type="float">
            <text:p>0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table:formula="of:=[.I50]-[.N45]" office:value-type="float" office:value="0" calcext:value-type="float">
            <text:p>0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</table:table-row>
        <table:table-row table:style-name="ro1">
          <table:table-cell office:value-type="float" office:value="0.31578947" calcext:value-type="float">
            <text:p>0.31578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703077" calcext:value-type="float">
            <text:p>0.91703077</text:p>
          </table:table-cell>
          <table:table-cell/>
          <table:table-cell office:value-type="float" office:value="0.31578947" calcext:value-type="float">
            <text:p>0.31578947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table:formula="of:=[.D51]-[.I46]" office:value-type="float" office:value="0" calcext:value-type="float">
            <text:p>0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table:formula="of:=[.I51]-[.N46]" office:value-type="float" office:value="0" calcext:value-type="float">
            <text:p>0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</table:table-row>
        <table:table-row table:style-name="ro1">
          <table:table-cell office:value-type="float" office:value="0.31578947" calcext:value-type="float">
            <text:p>0.31578947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/>
          <table:table-cell table:number-columns-repeated="2"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</table:table-row>
        <table:table-row table:style-name="ro1">
          <table:table-cell office:value-type="float" office:value="0.31578947" calcext:value-type="float">
            <text:p>0.31578947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/>
          <table:table-cell office:value-type="float" office:value="0.31578947" calcext:value-type="float">
            <text:p>0.3157894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</table:table-row>
        <table:table-row table:style-name="ro1">
          <table:table-cell office:value-type="float" office:value="0.31578947" calcext:value-type="float">
            <text:p>0.31578947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/>
          <table:table-cell office:value-type="float" office:value="0.31578947" calcext:value-type="float">
            <text:p>0.31578947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</table:table-row>
        <table:table-row table:style-name="ro1">
          <table:table-cell office:value-type="float" office:value="0.31578947" calcext:value-type="float">
            <text:p>0.31578947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/>
          <table:table-cell office:value-type="float" office:value="0.31578947" calcext:value-type="float">
            <text:p>0.31578947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1703077" calcext:value-type="float">
            <text:p>0.91703077</text:p>
          </table:table-cell>
        </table:table-row>
        <table:table-row table:style-name="ro1">
          <table:table-cell office:value-type="float" office:value="0.31578947" calcext:value-type="float">
            <text:p>0.31578947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/>
          <table:table-cell office:value-type="float" office:value="0.31578947" calcext:value-type="float">
            <text:p>0.31578947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91700575" calcext:value-type="float">
            <text:p>0.91700575</text:p>
          </table:table-cell>
          <table:table-cell office:value-type="float" office:value="6" calcext:value-type="float">
            <text:p>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0.91579856" calcext:value-type="float">
            <text:p>0.91579856</text:p>
          </table:table-cell>
        </table:table-row>
        <table:table-row table:style-name="ro1">
          <table:table-cell office:value-type="float" office:value="0.36842105" calcext:value-type="float">
            <text:p>0.36842105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73576646" calcext:value-type="float">
            <text:p>0.73576646</text:p>
          </table:table-cell>
          <table:table-cell/>
          <table:table-cell office:value-type="float" office:value="0.36842105" calcext:value-type="float">
            <text:p>0.36842105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table:formula="of:=[.D57]-[.I52]" office:value-type="float" office:value="0" calcext:value-type="float">
            <text:p>0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table:formula="of:=[.I57]-[.N52]" office:value-type="float" office:value="0" calcext:value-type="float">
            <text:p>0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</table:table-row>
        <table:table-row table:style-name="ro1">
          <table:table-cell office:value-type="float" office:value="0.36842105" calcext:value-type="float">
            <text:p>0.3684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784802" calcext:value-type="float">
            <text:p>0.73784802</text:p>
          </table:table-cell>
          <table:table-cell/>
          <table:table-cell office:value-type="float" office:value="0.36842105" calcext:value-type="float">
            <text:p>0.3684210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table:formula="of:=[.D58]-[.I53]" office:value-type="float" office:value="0" calcext:value-type="float">
            <text:p>0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table:formula="of:=[.I58]-[.N53]" office:value-type="float" office:value="0" calcext:value-type="float">
            <text:p>0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</table:table-row>
        <table:table-row table:style-name="ro1">
          <table:table-cell office:value-type="float" office:value="0.36842105" calcext:value-type="float">
            <text:p>0.36842105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/>
          <table:table-cell office:value-type="float" office:value="0.36842105" calcext:value-type="float">
            <text:p>0.36842105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</table:table-row>
        <table:table-row table:style-name="ro1">
          <table:table-cell office:value-type="float" office:value="0.36842105" calcext:value-type="float">
            <text:p>0.36842105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/>
          <table:table-cell table:number-columns-repeated="2"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</table:table-row>
        <table:table-row table:style-name="ro1">
          <table:table-cell office:value-type="float" office:value="0.36842105" calcext:value-type="float">
            <text:p>0.36842105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/>
          <table:table-cell office:value-type="float" office:value="0.36842105" calcext:value-type="float">
            <text:p>0.36842105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</table:table-row>
        <table:table-row table:style-name="ro1">
          <table:table-cell office:value-type="float" office:value="0.36842105" calcext:value-type="float">
            <text:p>0.36842105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/>
          <table:table-cell office:value-type="float" office:value="0.36842105" calcext:value-type="float">
            <text:p>0.36842105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3784802" calcext:value-type="float">
            <text:p>0.73784802</text:p>
          </table:table-cell>
        </table:table-row>
        <table:table-row table:style-name="ro1">
          <table:table-cell office:value-type="float" office:value="0.36842105" calcext:value-type="float">
            <text:p>0.3684210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/>
          <table:table-cell office:value-type="float" office:value="0.36842105" calcext:value-type="float">
            <text:p>0.36842105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73780564" calcext:value-type="float">
            <text:p>0.73780564</text:p>
          </table:table-cell>
          <table:table-cell office:value-type="float" office:value="7" calcext:value-type="float">
            <text:p>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0.73576646" calcext:value-type="float">
            <text:p>0.73576646</text:p>
          </table:table-cell>
        </table:table-row>
        <table:table-row table:style-name="ro1">
          <table:table-cell office:value-type="float" office:value="0.42105263" calcext:value-type="float">
            <text:p>0.42105263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47600265" calcext:value-type="float">
            <text:p>0.47600265</text:p>
          </table:table-cell>
          <table:table-cell/>
          <table:table-cell office:value-type="float" office:value="0.42105263" calcext:value-type="float">
            <text:p>0.42105263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table:formula="of:=[.D64]-[.I59]" office:value-type="float" office:value="0" calcext:value-type="float">
            <text:p>0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table:formula="of:=[.I64]-[.N59]" office:value-type="float" office:value="0" calcext:value-type="float">
            <text:p>0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</table:table-row>
        <table:table-row table:style-name="ro1">
          <table:table-cell office:value-type="float" office:value="0.42105263" calcext:value-type="float">
            <text:p>0.42105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70799" calcext:value-type="float">
            <text:p>0.47870799</text:p>
          </table:table-cell>
          <table:table-cell/>
          <table:table-cell office:value-type="float" office:value="0.42105263" calcext:value-type="float">
            <text:p>0.42105263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table:formula="of:=[.D65]-[.I60]" office:value-type="float" office:value="0" calcext:value-type="float">
            <text:p>0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table:formula="of:=[.I65]-[.N60]" office:value-type="float" office:value="0" calcext:value-type="float">
            <text:p>0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</table:table-row>
        <table:table-row table:style-name="ro1">
          <table:table-cell office:value-type="float" office:value="0.42105263" calcext:value-type="float">
            <text:p>0.42105263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/>
          <table:table-cell office:value-type="float" office:value="0.42105263" calcext:value-type="float">
            <text:p>0.42105263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</table:table-row>
        <table:table-row table:style-name="ro1">
          <table:table-cell office:value-type="float" office:value="0.42105263" calcext:value-type="float">
            <text:p>0.42105263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/>
          <table:table-cell office:value-type="float" office:value="0.42105263" calcext:value-type="float">
            <text:p>0.42105263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</table:table-row>
        <table:table-row table:style-name="ro1">
          <table:table-cell office:value-type="float" office:value="0.42105263" calcext:value-type="float">
            <text:p>0.4210526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/>
          <table:table-cell table:number-columns-repeated="2"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</table:table-row>
        <table:table-row table:style-name="ro1">
          <table:table-cell office:value-type="float" office:value="0.42105263" calcext:value-type="float">
            <text:p>0.42105263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/>
          <table:table-cell office:value-type="float" office:value="0.42105263" calcext:value-type="float">
            <text:p>0.42105263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870799" calcext:value-type="float">
            <text:p>0.47870799</text:p>
          </table:table-cell>
        </table:table-row>
        <table:table-row table:style-name="ro1">
          <table:table-cell office:value-type="float" office:value="0.42105263" calcext:value-type="float">
            <text:p>0.42105263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/>
          <table:table-cell office:value-type="float" office:value="0.42105263" calcext:value-type="float">
            <text:p>0.42105263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47865284" calcext:value-type="float">
            <text:p>0.47865284</text:p>
          </table:table-cell>
          <table:table-cell office:value-type="float" office:value="8" calcext:value-type="float">
            <text:p>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0.47600265" calcext:value-type="float">
            <text:p>0.47600265</text:p>
          </table:table-cell>
        </table:table-row>
        <table:table-row table:style-name="ro1">
          <table:table-cell office:value-type="float" office:value="0.47368421" calcext:value-type="float">
            <text:p>0.47368421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16465656" calcext:value-type="float">
            <text:p>0.16465656</text:p>
          </table:table-cell>
          <table:table-cell/>
          <table:table-cell office:value-type="float" office:value="0.47368421" calcext:value-type="float">
            <text:p>0.47368421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table:formula="of:=[.D71]-[.I66]" office:value-type="float" office:value="0" calcext:value-type="float">
            <text:p>0</text:p>
          </table:table-cell>
          <table:table-cell table:number-columns-repeated="2"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table:formula="of:=[.I71]-[.N66]" office:value-type="float" office:value="0" calcext:value-type="float">
            <text:p>0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</table:table-row>
        <table:table-row table:style-name="ro1">
          <table:table-cell office:value-type="float" office:value="0.47368421" calcext:value-type="float">
            <text:p>0.47368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69252" calcext:value-type="float">
            <text:p>0.16769252</text:p>
          </table:table-cell>
          <table:table-cell/>
          <table:table-cell office:value-type="float" office:value="0.47368421" calcext:value-type="float">
            <text:p>0.47368421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table:formula="of:=[.D72]-[.I67]" office:value-type="float" office:value="0" calcext:value-type="float">
            <text:p>0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table:formula="of:=[.I72]-[.N67]" office:value-type="float" office:value="0" calcext:value-type="float">
            <text:p>0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</table:table-row>
        <table:table-row table:style-name="ro1">
          <table:table-cell office:value-type="float" office:value="0.47368421" calcext:value-type="float">
            <text:p>0.4736842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0.16763059" calcext:value-type="float">
            <text:p>0.16763059</text:p>
          </table:table-cell>
          <table:table-cell/>
          <table:table-cell office:value-type="float" office:value="0.47368421" calcext:value-type="float">
            <text:p>0.47368421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</table:table-row>
        <table:table-row table:style-name="ro1">
          <table:table-cell office:value-type="float" office:value="0.47368421" calcext:value-type="float">
            <text:p>0.47368421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/>
          <table:table-cell office:value-type="float" office:value="0.47368421" calcext:value-type="float">
            <text:p>0.47368421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</table:table-row>
        <table:table-row table:style-name="ro1">
          <table:table-cell office:value-type="float" office:value="0.47368421" calcext:value-type="float">
            <text:p>0.47368421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/>
          <table:table-cell office:value-type="float" office:value="0.47368421" calcext:value-type="float">
            <text:p>0.47368421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0.16763059" calcext:value-type="float">
            <text:p>0.16763059</text:p>
          </table:table-cell>
        </table:table-row>
        <table:table-row table:style-name="ro1">
          <table:table-cell office:value-type="float" office:value="0.47368421" calcext:value-type="float">
            <text:p>0.47368421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/>
          <table:table-cell table:number-columns-repeated="2"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6769252" calcext:value-type="float">
            <text:p>0.16769252</text:p>
          </table:table-cell>
        </table:table-row>
        <table:table-row table:style-name="ro1">
          <table:table-cell office:value-type="float" office:value="0.47368421" calcext:value-type="float">
            <text:p>0.47368421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/>
          <table:table-cell office:value-type="float" office:value="0.47368421" calcext:value-type="float">
            <text:p>0.47368421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0.16763058" calcext:value-type="float">
            <text:p>0.16763058</text:p>
          </table:table-cell>
          <table:table-cell office:value-type="float" office:value="9" calcext:value-type="float">
            <text:p>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0.16465656" calcext:value-type="float">
            <text:p>0.16465656</text:p>
          </table:table-cell>
        </table:table-row>
        <table:table-row table:style-name="ro1">
          <table:table-cell office:value-type="float" office:value="0.52631579" calcext:value-type="float">
            <text:p>0.52631579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16453262" calcext:value-type="float">
            <text:p>-0.16453262</text:p>
          </table:table-cell>
          <table:table-cell/>
          <table:table-cell office:value-type="float" office:value="0.52631579" calcext:value-type="float">
            <text:p>0.52631579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table:formula="of:=[.D78]-[.I73]" office:value-type="float" office:value="0" calcext:value-type="float">
            <text:p>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table:formula="of:=[.I78]-[.N73]" office:value-type="float" office:value="0" calcext:value-type="float">
            <text:p>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</table:table-row>
        <table:table-row table:style-name="ro1">
          <table:table-cell office:value-type="float" office:value="0.52631579" calcext:value-type="float">
            <text:p>0.52631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6149504" calcext:value-type="float">
            <text:p>-0.16149504</text:p>
          </table:table-cell>
          <table:table-cell/>
          <table:table-cell office:value-type="float" office:value="0.52631579" calcext:value-type="float">
            <text:p>0.52631579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table:formula="of:=[.D79]-[.I74]" office:value-type="float" office:value="0" calcext:value-type="float">
            <text:p>0</text:p>
          </table:table-cell>
          <table:table-cell table:number-columns-repeated="2"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table:formula="of:=[.I79]-[.N74]" office:value-type="float" office:value="0" calcext:value-type="float">
            <text:p>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</table:table-row>
        <table:table-row table:style-name="ro1">
          <table:table-cell office:value-type="float" office:value="0.52631579" calcext:value-type="float">
            <text:p>0.52631579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/>
          <table:table-cell office:value-type="float" office:value="0.52631579" calcext:value-type="float">
            <text:p>0.52631579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</table:table-row>
        <table:table-row table:style-name="ro1">
          <table:table-cell office:value-type="float" office:value="0.52631579" calcext:value-type="float">
            <text:p>0.52631579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/>
          <table:table-cell office:value-type="float" office:value="0.52631579" calcext:value-type="float">
            <text:p>0.52631579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</table:table-row>
        <table:table-row table:style-name="ro1">
          <table:table-cell office:value-type="float" office:value="0.52631579" calcext:value-type="float">
            <text:p>0.52631579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/>
          <table:table-cell office:value-type="float" office:value="0.52631579" calcext:value-type="float">
            <text:p>0.52631579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</table:table-row>
        <table:table-row table:style-name="ro1">
          <table:table-cell office:value-type="float" office:value="0.52631579" calcext:value-type="float">
            <text:p>0.52631579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/>
          <table:table-cell office:value-type="float" office:value="0.52631579" calcext:value-type="float">
            <text:p>0.52631579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6149504" calcext:value-type="float">
            <text:p>-0.16149504</text:p>
          </table:table-cell>
        </table:table-row>
        <table:table-row table:style-name="ro1">
          <table:table-cell office:value-type="float" office:value="0.52631579" calcext:value-type="float">
            <text:p>0.52631579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/>
          <table:table-cell table:number-columns-repeated="2"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16155705" calcext:value-type="float">
            <text:p>-0.16155705</text:p>
          </table:table-cell>
          <table:table-cell office:value-type="float" office:value="10" calcext:value-type="float">
            <text:p>10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16453262" calcext:value-type="float">
            <text:p>-0.16453262</text:p>
          </table:table-cell>
        </table:table-row>
        <table:table-row table:style-name="ro1">
          <table:table-cell office:value-type="float" office:value="0.57894737" calcext:value-type="float">
            <text:p>0.57894737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47589213" calcext:value-type="float">
            <text:p>-0.47589213</text:p>
          </table:table-cell>
          <table:table-cell/>
          <table:table-cell office:value-type="float" office:value="0.57894737" calcext:value-type="float">
            <text:p>0.57894737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table:formula="of:=[.D85]-[.I80]" office:value-type="float" office:value="0" calcext:value-type="float">
            <text:p>0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table:formula="of:=[.I85]-[.N80]" office:value-type="float" office:value="0" calcext:value-type="float">
            <text:p>0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</table:table-row>
        <table:table-row table:style-name="ro1">
          <table:table-cell office:value-type="float" office:value="0.57894737" calcext:value-type="float">
            <text:p>0.57894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4731821" calcext:value-type="float">
            <text:p>-0.4731821</text:p>
          </table:table-cell>
          <table:table-cell/>
          <table:table-cell office:value-type="float" office:value="0.57894737" calcext:value-type="float">
            <text:p>0.57894737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table:formula="of:=[.D86]-[.I81]" office:value-type="float" office:value="0" calcext:value-type="float">
            <text:p>0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table:formula="of:=[.I86]-[.N81]" office:value-type="float" office:value="0" calcext:value-type="float">
            <text:p>0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</table:table-row>
        <table:table-row table:style-name="ro1">
          <table:table-cell office:value-type="float" office:value="0.57894737" calcext:value-type="float">
            <text:p>0.57894737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/>
          <table:table-cell office:value-type="float" office:value="0.57894737" calcext:value-type="float">
            <text:p>0.57894737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</table:table-row>
        <table:table-row table:style-name="ro1">
          <table:table-cell office:value-type="float" office:value="0.57894737" calcext:value-type="float">
            <text:p>0.57894737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/>
          <table:table-cell office:value-type="float" office:value="0.57894737" calcext:value-type="float">
            <text:p>0.57894737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</table:table-row>
        <table:table-row table:style-name="ro1">
          <table:table-cell office:value-type="float" office:value="0.57894737" calcext:value-type="float">
            <text:p>0.57894737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/>
          <table:table-cell office:value-type="float" office:value="0.57894737" calcext:value-type="float">
            <text:p>0.57894737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</table:table-row>
        <table:table-row table:style-name="ro1">
          <table:table-cell office:value-type="float" office:value="0.57894737" calcext:value-type="float">
            <text:p>0.57894737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/>
          <table:table-cell office:value-type="float" office:value="0.57894737" calcext:value-type="float">
            <text:p>0.57894737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4731821" calcext:value-type="float">
            <text:p>-0.4731821</text:p>
          </table:table-cell>
        </table:table-row>
        <table:table-row table:style-name="ro1">
          <table:table-cell office:value-type="float" office:value="0.57894737" calcext:value-type="float">
            <text:p>0.57894737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/>
          <table:table-cell office:value-type="float" office:value="0.57894737" calcext:value-type="float">
            <text:p>0.57894737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47323747" calcext:value-type="float">
            <text:p>-0.47323747</text:p>
          </table:table-cell>
          <table:table-cell office:value-type="float" office:value="11" calcext:value-type="float">
            <text:p>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47589213" calcext:value-type="float">
            <text:p>-0.47589213</text:p>
          </table:table-cell>
        </table:table-row>
        <table:table-row table:style-name="ro1">
          <table:table-cell office:value-type="float" office:value="0.63157895" calcext:value-type="float">
            <text:p>0.63157895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73568135" calcext:value-type="float">
            <text:p>-0.73568135</text:p>
          </table:table-cell>
          <table:table-cell/>
          <table:table-cell office:value-type="float" office:value="0.63157895" calcext:value-type="float">
            <text:p>0.63157895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table:formula="of:=[.D92]-[.I87]" office:value-type="float" office:value="0" calcext:value-type="float">
            <text:p>0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table:formula="of:=[.I92]-[.N87]" office:value-type="float" office:value="0" calcext:value-type="float">
            <text:p>0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</table:table-row>
        <table:table-row table:style-name="ro1">
          <table:table-cell office:value-type="float" office:value="0.63157895" calcext:value-type="float">
            <text:p>0.63157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73359254" calcext:value-type="float">
            <text:p>-0.73359254</text:p>
          </table:table-cell>
          <table:table-cell/>
          <table:table-cell office:value-type="float" office:value="0.63157895" calcext:value-type="float">
            <text:p>0.6315789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table:formula="of:=[.D93]-[.I88]" office:value-type="float" office:value="0" calcext:value-type="float">
            <text:p>0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table:formula="of:=[.I93]-[.N88]" office:value-type="float" office:value="0" calcext:value-type="float">
            <text:p>0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</table:table-row>
        <table:table-row table:style-name="ro1">
          <table:table-cell office:value-type="float" office:value="0.63157895" calcext:value-type="float">
            <text:p>0.63157895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/>
          <table:table-cell office:value-type="float" office:value="0.63157895" calcext:value-type="float">
            <text:p>0.63157895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</table:table-row>
        <table:table-row table:style-name="ro1">
          <table:table-cell office:value-type="float" office:value="0.63157895" calcext:value-type="float">
            <text:p>0.63157895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/>
          <table:table-cell office:value-type="float" office:value="0.63157895" calcext:value-type="float">
            <text:p>0.63157895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</table:table-row>
        <table:table-row table:style-name="ro1">
          <table:table-cell office:value-type="float" office:value="0.63157895" calcext:value-type="float">
            <text:p>0.63157895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/>
          <table:table-cell office:value-type="float" office:value="0.63157895" calcext:value-type="float">
            <text:p>0.63157895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</table:table-row>
        <table:table-row table:style-name="ro1">
          <table:table-cell office:value-type="float" office:value="0.63157895" calcext:value-type="float">
            <text:p>0.63157895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/>
          <table:table-cell office:value-type="float" office:value="0.63157895" calcext:value-type="float">
            <text:p>0.63157895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73359254" calcext:value-type="float">
            <text:p>-0.73359254</text:p>
          </table:table-cell>
        </table:table-row>
        <table:table-row table:style-name="ro1">
          <table:table-cell office:value-type="float" office:value="0.63157895" calcext:value-type="float">
            <text:p>0.63157895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/>
          <table:table-cell office:value-type="float" office:value="0.63157895" calcext:value-type="float">
            <text:p>0.63157895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73363527" calcext:value-type="float">
            <text:p>-0.73363527</text:p>
          </table:table-cell>
          <table:table-cell office:value-type="float" office:value="12" calcext:value-type="float">
            <text:p>1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73568135" calcext:value-type="float">
            <text:p>-0.73568135</text:p>
          </table:table-cell>
        </table:table-row>
        <table:table-row table:style-name="ro1">
          <table:table-cell office:value-type="float" office:value="0.68421053" calcext:value-type="float">
            <text:p>0.68421053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91574809" calcext:value-type="float">
            <text:p>-0.91574809</text:p>
          </table:table-cell>
          <table:table-cell/>
          <table:table-cell office:value-type="float" office:value="0.68421053" calcext:value-type="float">
            <text:p>0.68421053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table:formula="of:=[.D99]-[.I94]" office:value-type="float" office:value="0" calcext:value-type="float">
            <text:p>0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table:formula="of:=[.I99]-[.N94]" office:value-type="float" office:value="0" calcext:value-type="float">
            <text:p>0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</table:table-row>
        <table:table-row table:style-name="ro1">
          <table:table-cell office:value-type="float" office:value="0.68421053" calcext:value-type="float">
            <text:p>0.68421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1450685" calcext:value-type="float">
            <text:p>-0.91450685</text:p>
          </table:table-cell>
          <table:table-cell/>
          <table:table-cell office:value-type="float" office:value="0.68421053" calcext:value-type="float">
            <text:p>0.68421053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table:formula="of:=[.D100]-[.I95]" office:value-type="float" office:value="0" calcext:value-type="float">
            <text:p>0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table:formula="of:=[.I100]-[.N95]" office:value-type="float" office:value="0" calcext:value-type="float">
            <text:p>0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</table:table-row>
        <table:table-row table:style-name="ro1">
          <table:table-cell office:value-type="float" office:value="0.68421053" calcext:value-type="float">
            <text:p>0.68421053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/>
          <table:table-cell office:value-type="float" office:value="0.68421053" calcext:value-type="float">
            <text:p>0.68421053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</table:table-row>
        <table:table-row table:style-name="ro1">
          <table:table-cell office:value-type="float" office:value="0.68421053" calcext:value-type="float">
            <text:p>0.68421053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/>
          <table:table-cell office:value-type="float" office:value="0.68421053" calcext:value-type="float">
            <text:p>0.68421053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</table:table-row>
        <table:table-row table:style-name="ro1">
          <table:table-cell office:value-type="float" office:value="0.68421053" calcext:value-type="float">
            <text:p>0.68421053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/>
          <table:table-cell office:value-type="float" office:value="0.68421053" calcext:value-type="float">
            <text:p>0.68421053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</table:table-row>
        <table:table-row table:style-name="ro1">
          <table:table-cell office:value-type="float" office:value="0.68421053" calcext:value-type="float">
            <text:p>0.68421053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/>
          <table:table-cell office:value-type="float" office:value="0.68421053" calcext:value-type="float">
            <text:p>0.68421053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91450685" calcext:value-type="float">
            <text:p>-0.91450685</text:p>
          </table:table-cell>
        </table:table-row>
        <table:table-row table:style-name="ro1">
          <table:table-cell office:value-type="float" office:value="0.68421053" calcext:value-type="float">
            <text:p>0.68421053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/>
          <table:table-cell office:value-type="float" office:value="0.68421053" calcext:value-type="float">
            <text:p>0.68421053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9145323" calcext:value-type="float">
            <text:p>-0.9145323</text:p>
          </table:table-cell>
          <table:table-cell office:value-type="float" office:value="13" calcext:value-type="float">
            <text:p>13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91574809" calcext:value-type="float">
            <text:p>-0.91574809</text:p>
          </table:table-cell>
        </table:table-row>
        <table:table-row table:style-name="ro1">
          <table:table-cell office:value-type="float" office:value="0.73684211" calcext:value-type="float">
            <text:p>0.73684211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9965793" calcext:value-type="float">
            <text:p>-0.9965793</text:p>
          </table:table-cell>
          <table:table-cell/>
          <table:table-cell office:value-type="float" office:value="0.73684211" calcext:value-type="float">
            <text:p>0.73684211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table:formula="of:=[.D106]-[.I101]" office:value-type="float" office:value="0" calcext:value-type="float">
            <text:p>0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table:formula="of:=[.I106]-[.N101]" office:value-type="float" office:value="0" calcext:value-type="float">
            <text:p>0</text:p>
          </table:table-cell>
          <table:table-cell table:number-columns-repeated="2"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</table:table-row>
        <table:table-row table:style-name="ro1">
          <table:table-cell office:value-type="float" office:value="0.73684211" calcext:value-type="float">
            <text:p>0.73684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9632014" calcext:value-type="float">
            <text:p>-0.99632014</text:p>
          </table:table-cell>
          <table:table-cell/>
          <table:table-cell office:value-type="float" office:value="0.73684211" calcext:value-type="float">
            <text:p>0.73684211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table:formula="of:=[.D107]-[.I102]" office:value-type="float" office:value="0" calcext:value-type="float">
            <text:p>0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table:formula="of:=[.I107]-[.N102]" office:value-type="float" office:value="0" calcext:value-type="float">
            <text:p>0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</table:table-row>
        <table:table-row table:style-name="ro1">
          <table:table-cell office:value-type="float" office:value="0.73684211" calcext:value-type="float">
            <text:p>0.7368421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/>
          <table:table-cell office:value-type="float" office:value="0.73684211" calcext:value-type="float">
            <text:p>0.73684211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</table:table-row>
        <table:table-row table:style-name="ro1">
          <table:table-cell office:value-type="float" office:value="0.73684211" calcext:value-type="float">
            <text:p>0.73684211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/>
          <table:table-cell office:value-type="float" office:value="0.73684211" calcext:value-type="float">
            <text:p>0.73684211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</table:table-row>
        <table:table-row table:style-name="ro1">
          <table:table-cell office:value-type="float" office:value="0.73684211" calcext:value-type="float">
            <text:p>0.73684211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/>
          <table:table-cell office:value-type="float" office:value="0.73684211" calcext:value-type="float">
            <text:p>0.73684211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</table:table-row>
        <table:table-row table:style-name="ro1">
          <table:table-cell office:value-type="float" office:value="0.73684211" calcext:value-type="float">
            <text:p>0.73684211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/>
          <table:table-cell office:value-type="float" office:value="0.73684211" calcext:value-type="float">
            <text:p>0.73684211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99632014" calcext:value-type="float">
            <text:p>-0.99632014</text:p>
          </table:table-cell>
        </table:table-row>
        <table:table-row table:style-name="ro1">
          <table:table-cell office:value-type="float" office:value="0.73684211" calcext:value-type="float">
            <text:p>0.73684211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/>
          <table:table-cell office:value-type="float" office:value="0.73684211" calcext:value-type="float">
            <text:p>0.73684211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99632557" calcext:value-type="float">
            <text:p>-0.99632557</text:p>
          </table:table-cell>
          <table:table-cell office:value-type="float" office:value="14" calcext:value-type="float">
            <text:p>1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9965793" calcext:value-type="float">
            <text:p>-0.9965793</text:p>
          </table:table-cell>
        </table:table-row>
        <table:table-row table:style-name="ro1">
          <table:table-cell office:value-type="float" office:value="0.78947368" calcext:value-type="float">
            <text:p>0.78947368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96941569" calcext:value-type="float">
            <text:p>-0.96941569</text:p>
          </table:table-cell>
          <table:table-cell/>
          <table:table-cell office:value-type="float" office:value="0.78947368" calcext:value-type="float">
            <text:p>0.78947368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table:formula="of:=[.D113]-[.I108]" office:value-type="float" office:value="0" calcext:value-type="float">
            <text:p>0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table:formula="of:=[.I113]-[.N108]" office:value-type="float" office:value="0" calcext:value-type="float">
            <text:p>0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</table:table-row>
        <table:table-row table:style-name="ro1">
          <table:table-cell office:value-type="float" office:value="0.78947368" calcext:value-type="float">
            <text:p>0.7894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9701667" calcext:value-type="float">
            <text:p>-0.9701667</text:p>
          </table:table-cell>
          <table:table-cell/>
          <table:table-cell office:value-type="float" office:value="0.78947368" calcext:value-type="float">
            <text:p>0.78947368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table:formula="of:=[.D114]-[.I109]" office:value-type="float" office:value="0" calcext:value-type="float">
            <text:p>0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table:formula="of:=[.I114]-[.N109]" office:value-type="float" office:value="0" calcext:value-type="float">
            <text:p>0</text:p>
          </table:table-cell>
          <table:table-cell table:number-columns-repeated="2"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</table:table-row>
        <table:table-row table:style-name="ro1">
          <table:table-cell office:value-type="float" office:value="0.78947368" calcext:value-type="float">
            <text:p>0.78947368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/>
          <table:table-cell office:value-type="float" office:value="0.78947368" calcext:value-type="float">
            <text:p>0.78947368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</table:table-row>
        <table:table-row table:style-name="ro1">
          <table:table-cell office:value-type="float" office:value="0.78947368" calcext:value-type="float">
            <text:p>0.78947368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/>
          <table:table-cell office:value-type="float" office:value="0.78947368" calcext:value-type="float">
            <text:p>0.78947368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</table:table-row>
        <table:table-row table:style-name="ro1">
          <table:table-cell office:value-type="float" office:value="0.78947368" calcext:value-type="float">
            <text:p>0.78947368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/>
          <table:table-cell office:value-type="float" office:value="0.78947368" calcext:value-type="float">
            <text:p>0.78947368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</table:table-row>
        <table:table-row table:style-name="ro1">
          <table:table-cell office:value-type="float" office:value="0.78947368" calcext:value-type="float">
            <text:p>0.78947368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/>
          <table:table-cell office:value-type="float" office:value="0.78947368" calcext:value-type="float">
            <text:p>0.78947368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9701667" calcext:value-type="float">
            <text:p>-0.9701667</text:p>
          </table:table-cell>
        </table:table-row>
        <table:table-row table:style-name="ro1">
          <table:table-cell office:value-type="float" office:value="0.78947368" calcext:value-type="float">
            <text:p>0.78947368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/>
          <table:table-cell office:value-type="float" office:value="0.78947368" calcext:value-type="float">
            <text:p>0.78947368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9701515" calcext:value-type="float">
            <text:p>-0.9701515</text:p>
          </table:table-cell>
          <table:table-cell office:value-type="float" office:value="15" calcext:value-type="float">
            <text:p>15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96941569" calcext:value-type="float">
            <text:p>-0.96941569</text:p>
          </table:table-cell>
        </table:table-row>
        <table:table-row table:style-name="ro1">
          <table:table-cell office:value-type="float" office:value="0.84210526" calcext:value-type="float">
            <text:p>0.84210526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83720084" calcext:value-type="float">
            <text:p>-0.83720084</text:p>
          </table:table-cell>
          <table:table-cell/>
          <table:table-cell office:value-type="float" office:value="0.84210526" calcext:value-type="float">
            <text:p>0.84210526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table:formula="of:=[.D120]-[.I115]" office:value-type="float" office:value="0" calcext:value-type="float">
            <text:p>0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table:formula="of:=[.I120]-[.N115]" office:value-type="float" office:value="0" calcext:value-type="float">
            <text:p>0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</table:table-row>
        <table:table-row table:style-name="ro1">
          <table:table-cell office:value-type="float" office:value="0.84210526" calcext:value-type="float">
            <text:p>0.84210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888063" calcext:value-type="float">
            <text:p>-0.83888063</text:p>
          </table:table-cell>
          <table:table-cell/>
          <table:table-cell office:value-type="float" office:value="0.84210526" calcext:value-type="float">
            <text:p>0.84210526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table:formula="of:=[.D121]-[.I116]" office:value-type="float" office:value="0" calcext:value-type="float">
            <text:p>0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table:formula="of:=[.I121]-[.N116]" office:value-type="float" office:value="0" calcext:value-type="float">
            <text:p>0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</table:table-row>
        <table:table-row table:style-name="ro1">
          <table:table-cell office:value-type="float" office:value="0.84210526" calcext:value-type="float">
            <text:p>0.84210526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/>
          <table:table-cell office:value-type="float" office:value="0.84210526" calcext:value-type="float">
            <text:p>0.84210526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</table:table-row>
        <table:table-row table:style-name="ro1">
          <table:table-cell office:value-type="float" office:value="0.84210526" calcext:value-type="float">
            <text:p>0.84210526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/>
          <table:table-cell office:value-type="float" office:value="0.84210526" calcext:value-type="float">
            <text:p>0.84210526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</table:table-row>
        <table:table-row table:style-name="ro1">
          <table:table-cell office:value-type="float" office:value="0.84210526" calcext:value-type="float">
            <text:p>0.84210526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/>
          <table:table-cell office:value-type="float" office:value="0.84210526" calcext:value-type="float">
            <text:p>0.84210526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</table:table-row>
        <table:table-row table:style-name="ro1">
          <table:table-cell office:value-type="float" office:value="0.84210526" calcext:value-type="float">
            <text:p>0.84210526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/>
          <table:table-cell office:value-type="float" office:value="0.84210526" calcext:value-type="float">
            <text:p>0.84210526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83888063" calcext:value-type="float">
            <text:p>-0.83888063</text:p>
          </table:table-cell>
        </table:table-row>
        <table:table-row table:style-name="ro1">
          <table:table-cell office:value-type="float" office:value="0.84210526" calcext:value-type="float">
            <text:p>0.84210526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/>
          <table:table-cell office:value-type="float" office:value="0.84210526" calcext:value-type="float">
            <text:p>0.84210526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83884647" calcext:value-type="float">
            <text:p>-0.83884647</text:p>
          </table:table-cell>
          <table:table-cell office:value-type="float" office:value="16" calcext:value-type="float">
            <text:p>16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83720084" calcext:value-type="float">
            <text:p>-0.83720084</text:p>
          </table:table-cell>
        </table:table-row>
        <table:table-row table:style-name="ro1">
          <table:table-cell office:value-type="float" office:value="0.89473684" calcext:value-type="float">
            <text:p>0.89473684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61426229" calcext:value-type="float">
            <text:p>-0.61426229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 table:formula="of:=[.D127]-i121f2:[.G141]" office:value-type="string" office:string-value="" calcext:value-type="error">
            <text:p>#NAME?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 table:formula="of:=[.I127]-[.N122]" office:value-type="float" office:value="0" calcext:value-type="float">
            <text:p>0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</table:table-row>
        <table:table-row table:style-name="ro1">
          <table:table-cell office:value-type="float" office:value="0.89473684" calcext:value-type="float">
            <text:p>0.89473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61668884" calcext:value-type="float">
            <text:p>-0.6166888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</table:table-row>
        <table:table-row table:style-name="ro1">
          <table:table-cell office:value-type="float" office:value="0.89473684" calcext:value-type="float">
            <text:p>0.89473684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</table:table-row>
        <table:table-row table:style-name="ro1">
          <table:table-cell office:value-type="float" office:value="0.89473684" calcext:value-type="float">
            <text:p>0.89473684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table:number-columns-repeated="2"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</table:table-row>
        <table:table-row table:style-name="ro1">
          <table:table-cell office:value-type="float" office:value="0.89473684" calcext:value-type="float">
            <text:p>0.89473684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</table:table-row>
        <table:table-row table:style-name="ro1">
          <table:table-cell office:value-type="float" office:value="0.89473684" calcext:value-type="float">
            <text:p>0.89473684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1668884" calcext:value-type="float">
            <text:p>-0.61668884</text:p>
          </table:table-cell>
        </table:table-row>
        <table:table-row table:style-name="ro1">
          <table:table-cell office:value-type="float" office:value="0.89473684" calcext:value-type="float">
            <text:p>0.89473684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6166394" calcext:value-type="float">
            <text:p>-0.6166394</text:p>
          </table:table-cell>
          <table:table-cell/>
          <table:table-cell office:value-type="float" office:value="0.89473684" calcext:value-type="float">
            <text:p>0.89473684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61426229" calcext:value-type="float">
            <text:p>-0.61426229</text:p>
          </table:table-cell>
        </table:table-row>
        <table:table-row table:style-name="ro1">
          <table:table-cell office:value-type="float" office:value="0.94736842" calcext:value-type="float">
            <text:p>0.94736842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3247589" calcext:value-type="float">
            <text:p>-0.32475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32760984" calcext:value-type="float">
            <text:p>-0.32760984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32760984" calcext:value-type="float">
            <text:p>-0.32760984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32760984" calcext:value-type="float">
            <text:p>-0.32760984</text:p>
          </table:table-cell>
        </table:table-row>
        <table:table-row table:style-name="ro1">
          <table:table-cell office:value-type="float" office:value="0.94736842" calcext:value-type="float">
            <text:p>0.9473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766923" calcext:value-type="float">
            <text:p>-0.32766923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</table:table-row>
        <table:table-row table:style-name="ro1">
          <table:table-cell office:value-type="float" office:value="0.94736842" calcext:value-type="float">
            <text:p>0.94736842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</table:table-row>
        <table:table-row table:style-name="ro1">
          <table:table-cell office:value-type="float" office:value="0.94736842" calcext:value-type="float">
            <text:p>0.94736842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</table:table-row>
        <table:table-row table:style-name="ro1">
          <table:table-cell office:value-type="float" office:value="0.94736842" calcext:value-type="float">
            <text:p>0.94736842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table:number-columns-repeated="2"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</table:table-row>
        <table:table-row table:style-name="ro1">
          <table:table-cell office:value-type="float" office:value="0.94736842" calcext:value-type="float">
            <text:p>0.94736842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32760984" calcext:value-type="float">
            <text:p>-0.32760984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32760984" calcext:value-type="float">
            <text:p>-0.32760984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32760984" calcext:value-type="float">
            <text:p>-0.32760984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32766923" calcext:value-type="float">
            <text:p>-0.32766923</text:p>
          </table:table-cell>
        </table:table-row>
        <table:table-row table:style-name="ro1">
          <table:table-cell office:value-type="float" office:value="0.94736842" calcext:value-type="float">
            <text:p>0.94736842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32760989" calcext:value-type="float">
            <text:p>-0.32760989</text:p>
          </table:table-cell>
          <table:table-cell/>
          <table:table-cell office:value-type="float" office:value="0.94736842" calcext:value-type="float">
            <text:p>0.94736842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3247589" calcext:value-type="float">
            <text:p>-0.3247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5263158" calcext:value-type="float">
            <text:p>-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263158" calcext:value-type="float">
            <text:p>0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1578947" calcext:value-type="float">
            <text:p>0.31578947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7894737" calcext:value-type="float">
            <text:p>0.57894737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210526" calcext:value-type="float">
            <text:p>0.84210526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526316" calcext:value-type="float">
            <text:p>0.10526316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6842105" calcext:value-type="float">
            <text:p>0.36842105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3157895" calcext:value-type="float">
            <text:p>0.63157895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473684" calcext:value-type="float">
            <text:p>0.89473684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5789474" calcext:value-type="float">
            <text:p>0.15789474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2105263" calcext:value-type="float">
            <text:p>0.42105263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94736842" calcext:value-type="float">
            <text:p>0.94736842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052632" calcext:value-type="float">
            <text:p>0.21052632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7368421" calcext:value-type="float">
            <text:p>0.47368421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684211" calcext:value-type="float">
            <text:p>0.73684211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315789" calcext:value-type="float">
            <text:p>0.26315789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2631579" calcext:value-type="float">
            <text:p>0.52631579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947368" calcext:value-type="float">
            <text:p>0.78947368</text:p>
          </table:table-cell>
          <table:table-cell office:value-type="float" office:value="0" calcext:value-type="float">
            <text:p>0</text:p>
          </table:table-cell>
          <table:table-cell office:value-type="float" office:value="-0.00314159" calcext:value-type="float">
            <text:p>-0.003141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5263158" calcext:value-type="float">
            <text:p>1.05263158</text:p>
          </table:table-cell>
          <table:table-cell office:value-type="float" office:value="0" calcext:value-type="float">
            <text:p>0</text:p>
          </table:table-cell>
          <table:table-cell office:value-type="float" office:value="-0.00006283" calcext:value-type="float">
            <text:p>-0.000062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3:40:41.303028520</meta:creation-date>
    <dc:date>2024-01-06T16:10:23.447012376</dc:date>
    <meta:editing-duration>PT19M21S</meta:editing-duration>
    <meta:editing-cycles>3</meta:editing-cycles>
    <meta:generator>LibreOffice/7.3.7.2$Linux_X86_64 LibreOffice_project/30$Build-2</meta:generator>
    <meta:document-statistic meta:table-count="1" meta:cell-count="25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66cm" svg:height="11.528cm" xlink:href=".." xlink:type="simple" chart:class="chart:scatter" chart:style-name="ch1">
        <chart:legend chart:legend-position="end" svg:x="20.126cm" svg:y="4.718cm" style:legend-expansion="high" chart:style-name="ch2"/>
        <chart:plot-area chart:style-name="ch3" table:cell-range-address="Sheet1.A3:Sheet1.B142 Sheet1.A1:Sheet1.A1 Sheet1.K1:Sheet1.K1 Sheet1.L3:Sheet1.L142 Sheet1.F1:Sheet1.F1 Sheet1.G3:Sheet1.G142 Sheet1.P1:Sheet1.P1 Sheet1.Q3:Sheet1.Q142" chart:data-source-has-labels="row" svg:x="0.421cm" svg:y="0.23cm" svg:width="19.284cm" svg:height="11.068cm">
          <chart:coordinate-region svg:x="1.254cm" svg:y="0.429cm" svg:width="18.211cm" svg:height="10.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42" chart:label-cell-address="Sheet1.A1:Sheet1.A1" chart:class="chart:scatter">
            <chart:domain table:cell-range-address="Sheet1.A3:Sheet1.A142"/>
            <chart:data-point chart:repeated="140"/>
          </chart:series>
          <chart:series chart:style-name="ch8" chart:values-cell-range-address="Sheet1.L3:Sheet1.L142" chart:label-cell-address="Sheet1.K1:Sheet1.K1" chart:class="chart:scatter">
            <chart:domain table:cell-range-address="Sheet1.K3:Sheet1.K142"/>
            <chart:data-point chart:repeated="140"/>
          </chart:series>
          <chart:series chart:style-name="ch9" chart:values-cell-range-address="Sheet1.G3:Sheet1.G142" chart:label-cell-address="Sheet1.F1:Sheet1.F1" chart:class="chart:scatter">
            <chart:domain table:cell-range-address="Sheet1.F3:Sheet1.F142"/>
            <chart:data-point chart:repeated="140"/>
          </chart:series>
          <chart:series chart:style-name="ch10" chart:values-cell-range-address="Sheet1.Q3:Sheet1.Q142" chart:label-cell-address="Sheet1.P1:Sheet1.P1" chart:class="chart:scatter">
            <chart:domain table:cell-range-address="Sheet1.P3:Sheet1.P142"/>
            <chart:data-point chart:repeated="1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</text:p>
                <draw:g>
                  <svg:desc>Sheet1.A1:Sheet1.A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2</text:p>
                <draw:g>
                  <svg:desc>Sheet1.K1:Sheet1.K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1</text:p>
                <draw:g>
                  <svg:desc>Sheet1.F1:Sheet1.F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3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142</svg:desc>
                </draw:g>
              </table:table-cell>
              <table:table-cell office:value-type="float" office:value="-0.05263158">
                <text:p>-0.05263158</text:p>
                <draw:g>
                  <svg:desc>Sheet1.B3:Sheet1.B142</svg:desc>
                </draw:g>
              </table:table-cell>
              <table:table-cell office:value-type="float" office:value="0">
                <text:p>0</text:p>
                <draw:g>
                  <svg:desc>Sheet1.K3:Sheet1.K142</svg:desc>
                </draw:g>
              </table:table-cell>
              <table:table-cell office:value-type="float" office:value="0.47368421">
                <text:p>0.47368421</text:p>
                <draw:g>
                  <svg:desc>Sheet1.L3:Sheet1.L142</svg:desc>
                </draw:g>
              </table:table-cell>
              <table:table-cell office:value-type="float" office:value="0">
                <text:p>0</text:p>
                <draw:g>
                  <svg:desc>Sheet1.F3:Sheet1.F142</svg:desc>
                </draw:g>
              </table:table-cell>
              <table:table-cell office:value-type="float" office:value="0.21052632">
                <text:p>0.21052632</text:p>
                <draw:g>
                  <svg:desc>Sheet1.G3:Sheet1.G142</svg:desc>
                </draw:g>
              </table:table-cell>
              <table:table-cell office:value-type="float" office:value="0">
                <text:p>0</text:p>
                <draw:g>
                  <svg:desc>Sheet1.P3:Sheet1.P142</svg:desc>
                </draw:g>
              </table:table-cell>
              <table:table-cell office:value-type="float" office:value="0.73684211">
                <text:p>0.73684211</text:p>
                <draw:g>
                  <svg:desc>Sheet1.Q3:Sheet1.Q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">
                <text:p>0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">
                <text:p>0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">
                <text:p>0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">
                <text:p>0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">
                <text:p>0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">
                <text:p>0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">
                <text:p>0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">
                <text:p>0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">
                <text:p>0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">
                <text:p>0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">
                <text:p>0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">
                <text:p>0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">
                <text:p>0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">
                <text:p>0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">
                <text:p>0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">
                <text:p>0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63158">
                <text:p>0.05263158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">
                <text:p>0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05263158">
                <text:p>0.052631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05263158">
                <text:p>0.05263158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526316">
                <text:p>0.10526316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">
                <text:p>0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10526316">
                <text:p>0.105263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10526316">
                <text:p>0.10526316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5789474">
                <text:p>0.15789474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">
                <text:p>0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15789474">
                <text:p>0.15789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15789474">
                <text:p>0.15789474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052632">
                <text:p>0.21052632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">
                <text:p>0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21052632">
                <text:p>0.21052632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6315789">
                <text:p>0.26315789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">
                <text:p>0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26315789">
                <text:p>0.26315789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1578947">
                <text:p>0.31578947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">
                <text:p>0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31578947">
                <text:p>0.31578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31578947">
                <text:p>0.31578947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842105">
                <text:p>0.36842105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">
                <text:p>0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36842105">
                <text:p>0.36842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36842105">
                <text:p>0.36842105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105263">
                <text:p>0.42105263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">
                <text:p>0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42105263">
                <text:p>0.42105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42105263">
                <text:p>0.42105263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368421">
                <text:p>0.47368421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">
                <text:p>0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47368421">
                <text:p>0.47368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47368421">
                <text:p>0.47368421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">
                <text:p>0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52631579">
                <text:p>0.52631579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7894737">
                <text:p>0.57894737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">
                <text:p>0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57894737">
                <text:p>0.578947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57894737">
                <text:p>0.57894737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3157895">
                <text:p>0.63157895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">
                <text:p>0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63157895">
                <text:p>0.631578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63157895">
                <text:p>0.63157895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8421053">
                <text:p>0.68421053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">
                <text:p>0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68421053">
                <text:p>0.684210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68421053">
                <text:p>0.68421053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3684211">
                <text:p>0.73684211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">
                <text:p>0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73684211">
                <text:p>0.73684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73684211">
                <text:p>0.73684211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947368">
                <text:p>0.78947368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">
                <text:p>0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78947368">
                <text:p>0.789473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78947368">
                <text:p>0.78947368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210526">
                <text:p>0.84210526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">
                <text:p>0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84210526">
                <text:p>0.84210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84210526">
                <text:p>0.84210526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84210526">
                <text:p>0.84210526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89473684">
                <text:p>0.89473684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">
                <text:p>0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89473684">
                <text:p>0.894736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89473684">
                <text:p>0.89473684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89473684">
                <text:p>0.89473684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4736842">
                <text:p>0.94736842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">
                <text:p>0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05263158">
                <text:p>0.05263158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57894737">
                <text:p>0.57894737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31578947">
                <text:p>0.31578947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10526316">
                <text:p>0.10526316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63157895">
                <text:p>0.63157895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36842105">
                <text:p>0.36842105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15789474">
                <text:p>0.15789474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68421053">
                <text:p>0.68421053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42105263">
                <text:p>0.42105263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21052632">
                <text:p>0.21052632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73684211">
                <text:p>0.73684211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47368421">
                <text:p>0.47368421</text:p>
              </table:table-cell>
              <table:table-cell office:value-type="float" office:value="0.94736842">
                <text:p>0.947368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26315789">
                <text:p>0.26315789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78947368">
                <text:p>0.78947368</text:p>
              </table:table-cell>
              <table:table-cell office:value-type="float" office:value="0.94736842">
                <text:p>0.94736842</text:p>
              </table:table-cell>
              <table:table-cell office:value-type="float" office:value="0.52631579">
                <text:p>0.52631579</text:p>
              </table:table-cell>
              <table:table-cell office:value-type="float" office:value="0.94736842">
                <text:p>0.94736842</text:p>
              </table:table-cell>
              <table:table-cell office:value-type="float" office:value="1.05263158">
                <text:p>1.052631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-0.05263158">
                <text:p>-0.05263158</text:p>
              </table:table-cell>
              <table:table-cell office:value-type="float" office:value="1">
                <text:p>1</text:p>
              </table:table-cell>
              <table:table-cell office:value-type="float" office:value="0.47368421">
                <text:p>0.47368421</text:p>
              </table:table-cell>
              <table:table-cell office:value-type="float" office:value="1">
                <text:p>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1">
                <text:p>1</text:p>
              </table:table-cell>
              <table:table-cell office:value-type="float" office:value="0.73684211">
                <text:p>0.736842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1">
                <text:p>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1">
                <text:p>1</text:p>
              </table:table-cell>
              <table:table-cell office:value-type="float" office:value="0.78947368">
                <text:p>0.78947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.05263158">
                <text:p>0.05263158</text:p>
              </table:table-cell>
              <table:table-cell office:value-type="float" office:value="1">
                <text:p>1</text:p>
              </table:table-cell>
              <table:table-cell office:value-type="float" office:value="0.57894737">
                <text:p>0.57894737</text:p>
              </table:table-cell>
              <table:table-cell office:value-type="float" office:value="1">
                <text:p>1</text:p>
              </table:table-cell>
              <table:table-cell office:value-type="float" office:value="0.31578947">
                <text:p>0.31578947</text:p>
              </table:table-cell>
              <table:table-cell office:value-type="float" office:value="1">
                <text:p>1</text:p>
              </table:table-cell>
              <table:table-cell office:value-type="float" office:value="0.84210526">
                <text:p>0.842105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.10526316">
                <text:p>0.10526316</text:p>
              </table:table-cell>
              <table:table-cell office:value-type="float" office:value="1">
                <text:p>1</text:p>
              </table:table-cell>
              <table:table-cell office:value-type="float" office:value="0.63157895">
                <text:p>0.63157895</text:p>
              </table:table-cell>
              <table:table-cell office:value-type="float" office:value="1">
                <text:p>1</text:p>
              </table:table-cell>
              <table:table-cell office:value-type="float" office:value="0.36842105">
                <text:p>0.36842105</text:p>
              </table:table-cell>
              <table:table-cell office:value-type="float" office:value="1">
                <text:p>1</text:p>
              </table:table-cell>
              <table:table-cell office:value-type="float" office:value="0.89473684">
                <text:p>0.894736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.15789474">
                <text:p>0.15789474</text:p>
              </table:table-cell>
              <table:table-cell office:value-type="float" office:value="1">
                <text:p>1</text:p>
              </table:table-cell>
              <table:table-cell office:value-type="float" office:value="0.68421053">
                <text:p>0.68421053</text:p>
              </table:table-cell>
              <table:table-cell office:value-type="float" office:value="1">
                <text:p>1</text:p>
              </table:table-cell>
              <table:table-cell office:value-type="float" office:value="0.42105263">
                <text:p>0.42105263</text:p>
              </table:table-cell>
              <table:table-cell office:value-type="float" office:value="1">
                <text:p>1</text:p>
              </table:table-cell>
              <table:table-cell office:value-type="float" office:value="0.94736842">
                <text:p>0.947368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.21052632">
                <text:p>0.21052632</text:p>
              </table:table-cell>
              <table:table-cell office:value-type="float" office:value="1">
                <text:p>1</text:p>
              </table:table-cell>
              <table:table-cell office:value-type="float" office:value="0.73684211">
                <text:p>0.73684211</text:p>
              </table:table-cell>
              <table:table-cell office:value-type="float" office:value="1">
                <text:p>1</text:p>
              </table:table-cell>
              <table:table-cell office:value-type="float" office:value="0.47368421">
                <text:p>0.473684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.26315789">
                <text:p>0.26315789</text:p>
              </table:table-cell>
              <table:table-cell office:value-type="float" office:value="1">
                <text:p>1</text:p>
              </table:table-cell>
              <table:table-cell office:value-type="float" office:value="0.78947368">
                <text:p>0.78947368</text:p>
              </table:table-cell>
              <table:table-cell office:value-type="float" office:value="1">
                <text:p>1</text:p>
              </table:table-cell>
              <table:table-cell office:value-type="float" office:value="0.52631579">
                <text:p>0.52631579</text:p>
              </table:table-cell>
              <table:table-cell office:value-type="float" office:value="1">
                <text:p>1</text:p>
              </table:table-cell>
              <table:table-cell office:value-type="float" office:value="1.05263158">
                <text:p>1.05263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